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88cm" fo:min-width="2.738cm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3.306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.7cm" svg:x="1.5cm" svg:y="6cm">
          <text:p text:style-name="P1">Connect</text:p>
          <text:p text:style-name="P1"><text:s/>to </text:p>
          <text:p text:style-name="P1">Amaz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6.5cm" svg:y="6.35cm">
          <text:p text:style-name="P1">Install</text:p>
          <text:p text:style-name="P1">Docker &amp; G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2cm" svg:y="6.35cm">
          <text:p text:style-name="P1">Clone GIT </text:p>
          <text:p text:style-name="P1">reposi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7.5cm" svg:y="6.35cm">
          <text:p text:style-name="P1">Pull &amp; RUN</text:p>
          <text:p text:style-name="P1">Docker 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23cm" svg:y="6.35cm">
          <text:p text:style-name="P1">Open 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cm" svg:y1="7.35cm" svg:x2="6.5cm" svg:y2="7.35cm">
          <text:p/>
        </draw:line>
        <draw:line draw:style-name="gr3" draw:text-style-name="P2" draw:layer="layout" svg:x1="10.5cm" svg:y1="7.35cm" svg:x2="12cm" svg:y2="7.35cm">
          <text:p/>
        </draw:line>
        <draw:line draw:style-name="gr3" draw:text-style-name="P2" draw:layer="layout" svg:x1="16cm" svg:y1="7.35cm" svg:x2="17.5cm" svg:y2="7.35cm">
          <text:p/>
        </draw:line>
        <draw:line draw:style-name="gr3" draw:text-style-name="P2" draw:layer="layout" svg:x1="21.5cm" svg:y1="7.35cm" svg:x2="23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1M31S</meta:editing-duration>
    <meta:editing-cycles>5</meta:editing-cycles>
    <meta:generator>LibreOffice/5.3.3.2$Linux_X86_64 LibreOffice_project/30m0$Build-2</meta:generator>
    <dc:date>2017-06-09T21:16:46.342037194</dc:date>
    <meta:document-statistic meta:object-count="9"/>
  </office:meta>
</office:document-meta>
</file>